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Garamond" fo:font-size="15pt" fo:font-weight="bold" officeooo:paragraph-rsid="0007f683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rsid="0023b890" officeooo:paragraph-rsid="0007f683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officeooo:paragraph-rsid="000b86ee"/>
    </style:style>
    <style:style style:name="P4" style:family="paragraph" style:parent-style-name="Standard">
      <style:paragraph-properties fo:line-height="150%"/>
      <style:text-properties officeooo:paragraph-rsid="00215f23"/>
    </style:style>
    <style:style style:name="P5" style:family="paragraph" style:parent-style-name="Standard">
      <style:paragraph-properties fo:line-height="150%"/>
      <style:text-properties officeooo:paragraph-rsid="00222b10"/>
    </style:style>
    <style:style style:name="P6" style:family="paragraph" style:parent-style-name="Standard">
      <style:paragraph-properties fo:line-height="150%"/>
      <style:text-properties officeooo:paragraph-rsid="00244137"/>
    </style:style>
    <style:style style:name="P7" style:family="paragraph" style:parent-style-name="Standard">
      <style:paragraph-properties fo:line-height="150%"/>
      <style:text-properties officeooo:paragraph-rsid="002581c1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d65f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1cf367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1fc180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215f23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21b254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222b10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22a2a8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24a11b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style:rfc-language-tag="mn-Cyrl-MN" fo:language="mn" fo:script="Cyrl" fo:country="MN" fo:font-weight="normal" officeooo:rsid="002581c1" style:font-size-asian="14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Москва эрс ялгаатай хот</text:p>
      <text:p text:style-name="P1"/>
      <text:p text:style-name="P3"><text:span text:style-name="T1"><text:tab/></text:span><text:span text:style-name="T2">Москва том хот. Тод Москва эрс ялгаатай хот.</text:span></text:p>
      <text:p text:style-name="P4"><text:span text:style-name="T2"><text:tab/></text:span><text:span text:style-name="T3">Мо</text:span><text:span text:style-name="T4">с</text:span><text:span text:style-name="T3">квад би эхний зүйл бодох гэж уур амьсгал тогтворгүй байдаг. </text:span><text:span text:style-name="T4">Нэгд</text:span><text:span text:style-name="T3">ү</text:span><text:span text:style-name="T4">гээр сар</text:span><text:span text:style-name="T5">т</text:span><text:span text:style-name="T4"> -30 градус Цельсийн</text:span><text:span text:style-name="T5">, дараачийн өдөр 0 </text:span><text:span text:style-name="T4">градус Цельсийн </text:span><text:span text:style-name="T5">байх чадна.</text:span></text:p>
      <text:p text:style-name="P4"><text:span text:style-name="T5"><text:tab/></text:span><text:span text:style-name="T9">Москвад газрын төрх байдал маш өөр. Энд толгод, тал газар хоёр.</text:span></text:p>
      <text:p text:style-name="P4"><text:span text:style-name="T5"><text:tab/></text:span><text:span text:style-name="T6">Москвад олон эрс ялгаатай архитэктур.</text:span></text:p>
      <text:p text:style-name="P5"><text:span text:style-name="T6"><text:tab/></text:span><text:span text:style-name="T7">Москва хуучин хот. Энд олон арван зургаа, долоо, найм, ес-дүгээр зуун байшин байдаг. Харин энд олон шинэ байшин. Жишээлбэл Москван Крэмлээс (арван таван зуун) Москва Ситин шинэ тэнгэр баганадсан барилга </text:span><text:span text:style-name="T3">ү</text:span><text:span text:style-name="T7">зэх болно.</text:span></text:p>
      <text:p text:style-name="P6"><text:span text:style-name="T7"><text:tab/></text:span><text:span text:style-name="T8">Москвад орлогын тэгш бус байдал тод </text:span><text:span text:style-name="T3">ү</text:span><text:span text:style-name="T7">зэх болно. </text:span><text:span text:style-name="T8">Москван хотны төв таны үнэтэй рэсторан, хямд хоолны газар хоёр айлчлах болно. Олон үнэтэй машин, Жигульнууд байдаг. Олон хувцаслах костюм хүн, олон Садовод зах зээлээс хувцас хувцаслах хүн.</text:span></text:p>
      <text:p text:style-name="P7"><text:span text:style-name="T9"><text:tab/>Москва эрс ялгаатай хот. </text:span><text:span text:style-name="T10">Тийм учраас Москва боломжийн хот. Х</text:span><text:span text:style-name="T8">үн </text:span><text:span text:style-name="T10">б</text:span><text:span text:style-name="T8">ү</text:span><text:span text:style-name="T10">р хувьд газар байда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3:50:25.214781802</meta:creation-date>
    <dc:date>2019-03-26T22:15:27.994808048</dc:date>
    <meta:editing-duration>PT4H40M55S</meta:editing-duration>
    <meta:editing-cycles>23</meta:editing-cycles>
    <meta:generator>LibreOffice/6.1.5.2$Linux_X86_64 LibreOffice_project/10$Build-2</meta:generator>
    <meta:document-statistic meta:table-count="0" meta:image-count="0" meta:object-count="0" meta:page-count="1" meta:paragraph-count="8" meta:word-count="132" meta:character-count="855" meta:non-whitespace-character-count="723"/>
  </office:meta>
</office:document-meta>
</file>